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7.34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47.89mm"/>
    </style:style>
    <style:style style:name="co4" style:family="table-column">
      <style:table-column-properties fo:break-before="auto" style:column-width="31.75mm"/>
    </style:style>
    <style:style style:name="ro1" style:family="table-row">
      <style:table-row-properties style:row-height="28.95mm" fo:break-before="auto" style:use-optimal-row-height="true"/>
    </style:style>
    <style:style style:name="ro2" style:family="table-row">
      <style:table-row-properties style:row-height="33.92mm" fo:break-before="auto" style:use-optimal-row-height="true"/>
    </style:style>
    <style:style style:name="ro3" style:family="table-row">
      <style:table-row-properties style:row-height="43.57mm" fo:break-before="auto" style:use-optimal-row-height="true"/>
    </style:style>
    <style:style style:name="ro4" style:family="table-row">
      <style:table-row-properties style:row-height="81.54mm" fo:break-before="auto" style:use-optimal-row-height="true"/>
    </style:style>
    <style:style style:name="ro5" style:family="table-row">
      <style:table-row-properties style:row-height="48.24mm" fo:break-before="auto" style:use-optimal-row-height="true"/>
    </style:style>
    <style:style style:name="ro6" style:family="table-row">
      <style:table-row-properties style:row-height="67.22mm" fo:break-before="auto" style:use-optimal-row-height="true"/>
    </style:style>
    <style:style style:name="ro7" style:family="table-row">
      <style:table-row-properties style:row-height="52.9mm" fo:break-before="auto" style:use-optimal-row-height="true"/>
    </style:style>
    <style:style style:name="ro8" style:family="table-row">
      <style:table-row-properties style:row-height="91.1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1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number-columns-repeated="3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number-columns-repeated="972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How did the course meet your learning objectives?</text:p>
          </table:table-cell>
          <table:table-cell table:style-name="ce1" office:value-type="string" calcext:value-type="string">
            <text:p>How was the duration of the course?</text:p>
          </table:table-cell>
          <table:table-cell table:number-columns-repeated="2"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useful were the training material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Will you recommend this document to other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If you have Linux / Android project opportunities, will you use this document again in the future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important are printed material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Did instructor oral explanations add value to the lecture materials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How much value did the instructor add to lecture materials?</text:p>
          </table:table-cell>
          <table:table-cell table:style-name="ce1" office:value-type="string" calcext:value-type="string">
            <text:p>Suggestions and comments</text:p>
          </table:table-cell>
          <table:table-cell table:style-name="ce1" office:value-type="string" calcext:value-type="string">
            <text:p>Was the instructor helpful with practical lab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o you rate the training equipment (mainly computers)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well was the course organized (program, registration, schedule...)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much did you learn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useful should this course be in your daily job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Would you recommend this course to other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Overall rating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Further training needs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How did the course meet your learning objectives?</text:p>
          </table:table-cell>
          <table:table-cell table:style-name="ce1" office:value-type="string" calcext:value-type="string">
            <text:p>What part(s) of the course did you like most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hat part(s) of the course did you like least?</text:p>
          </table:table-cell>
          <table:table-cell table:style-name="ce1" office:value-type="string" calcext:value-type="string">
            <text:p>What reasons prompted you to choose Bootlin?</text:p>
          </table:table-cell>
          <table:table-cell table:style-name="ce1" office:value-type="string" calcext:value-type="string">
            <text:p>How did you first learn about Bootlin?</text:p>
          </table:table-cell>
          <table:table-cell table:style-name="ce1" office:value-type="string" calcext:value-type="string">
            <text:p>Interested in other types of embedded Linux engineering services?</text:p>
          </table:table-cell>
          <table:table-cell table:style-name="ce1" office:value-type="string" calcext:value-type="string">
            <text:p>Comments and expectations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o you rate training conditions (room size, equipment, environment)?</text:p>
          </table:table-cell>
          <table:table-cell table:style-name="ce1" office:value-type="string" calcext:value-type="string">
            <text:p>How useful were the training labs?</text:p>
          </table:table-cell>
          <table:table-cell table:number-columns-repeated="2"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ifficult were the training labs?</text:p>
          </table:table-cell>
          <table:table-cell table:style-name="ce1" office:value-type="string" calcext:value-type="string">
            <text:p>Was enough time dedicated to practical lab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knowledgeable was the instructor?</text:p>
          </table:table-cell>
          <table:table-cell table:style-name="ce1" office:value-type="string" calcext:value-type="string">
            <text:p>Please tell us why you need or don't need paper printed materials</text:p>
          </table:table-cell>
          <table:table-cell table:style-name="ce1" office:value-type="string" calcext:value-type="string">
            <text:p>How far do you come from?</text:p>
          </table:table-cell>
          <table:table-cell table:number-columns-repeated="972"/>
        </table:table-row>
        <table:table-row table:style-name="ro2">
          <table:table-cell office:value-type="date" office:date-value="2018-06-29T13:13:02.468" calcext:value-type="date">
            <text:p>6/29/2018 13:13: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e part about building and working with u-boot and the flash file systems ( MTD and UBI/UBIFS)</text:p>
          </table:table-cell>
          <table:table-cell/>
          <table:table-cell table:style-name="ce3" office:value-type="string" calcext:value-type="string">
            <text:p>The RT section</text:p>
          </table:table-cell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Linux board support package developm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date" office:date-value="2018-06-29T13:16:18.229" calcext:value-type="date">
            <text:p>6/29/2018 13:16:1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 Instructions in the Lab manuals did mislead at times but the overall labs were pretty well structured</text:p>
            <text:p/>
            <text:p/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Linux board support package development, Development of real-time system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4">
          <table:table-cell office:value-type="date" office:date-value="2018-06-29T13:17:45.275" calcext:value-type="date">
            <text:p>6/29/2018 13:17: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t some points the lab documentation coud be a bit more precice. </text:p>
            <text:p>A solutions document would also be an interesting supplement.</text:p>
            <text:p> 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Presentations in conferences</text:p>
          </table:table-cell>
          <table:table-cell office:value-type="string" calcext:value-type="string">
            <text:p>Linux board support package development, Boot time reduction, Power management, Development of real-time systems, Build environment support, Root filesystem development, Bug fixing, Technology and architecture consult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quick referencing possibilities with self made annotations.</text:p>
          </table:table-cell>
          <table:table-cell table:number-columns-repeated="973"/>
        </table:table-row>
        <table:table-row table:style-name="ro5">
          <table:table-cell office:value-type="date" office:date-value="2018-06-29T13:17:51.061" calcext:value-type="date">
            <text:p>6/29/2018 13:17:5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river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 system with kernel and BusyBox and debugging applications.</text:p>
          </table:table-cell>
          <table:table-cell/>
          <table:table-cell table:style-name="ce3" office:value-type="string" calcext:value-type="string">
            <text:p>Creating partitions and moving contents (file systems)</text:p>
          </table:table-cell>
          <table:table-cell office:value-type="string" calcext:value-type="string">
            <text:p>Availability for on-site sessions, Open training materials that can be checked in advance, Access to full feedback from participants to previous sessions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Boot time reduction, Technical support, Bug fix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o add content while attending lecture and writing with pencil, although being old-school, is pretty much faster though.</text:p>
          </table:table-cell>
          <table:table-cell table:number-columns-repeated="973"/>
        </table:table-row>
        <table:table-row table:style-name="ro3">
          <table:table-cell office:value-type="date" office:date-value="2018-06-29T13:21:24.889999" calcext:value-type="date">
            <text:p>6/29/2018 13:21: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 did not understand his jokes!!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office:value-type="string" calcext:value-type="string">
            <text:p>Access to full feedback from participants to previous sessions, Cost, Not applicable - My management made the decision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Development of real-time systems, Build environment support, Root filesystem development, Technical suppor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4"/>
        </table:table-row>
        <table:table-row table:style-name="ro6">
          <table:table-cell office:value-type="date" office:date-value="2018-06-29T13:22:17.321" calcext:value-type="date">
            <text:p>6/29/2018 13:22: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altime, Debugging</text:p>
          </table:table-cell>
          <table:table-cell table:number-columns-repeated="2"/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Bootlin chosen by my management</text:p>
          </table:table-cell>
          <table:table-cell office:value-type="string" calcext:value-type="string">
            <text:p>Linux board support package development, Boot time reduction, Development of real-time systems, Build environment support, Bug fixing, Technology and architecture consult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4">
          <table:table-cell office:value-type="date" office:date-value="2018-06-29T13:24:32.669" calcext:value-type="date">
            <text:p>6/29/2018 13:24:3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he scheduled breaks were not always made. Sometimes, mosst of us hurried to get the labs done and therefore found no time to make a break.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ore time for the slide presentationand slower speed to be able to follow all the stuff.</text:p>
            <text:p>Better script for the practical lab, to reduce the lab time.</text:p>
            <text:p>Maybe practical lab demonstrations may helpful or to perform it together with the beamer.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office:value-type="string" calcext:value-type="string">
            <text:p>Open training materials that can be checked in advance, Access to full feedback from participants to previous sessions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Not intereste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he labs waste much time. The instructions were not always clear. I would prefer to investigate the time in a slower slide presentation. The slides were discussed far too fa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7">
          <table:table-cell office:value-type="date" office:date-value="2018-06-29T13:46:26.877" calcext:value-type="date">
            <text:p>6/29/2018 13:46:27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ctually it was too short for covering everything in the depth I'd like to know it, but on the other hand one week worth of training is exhausting enough ;-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 Realtime-Part</text:p>
            <text:p>* UBoot with UBI</text:p>
            <text:p>* small talk &amp; extra discussions with Maxime</text:p>
          </table:table-cell>
          <table:table-cell/>
          <table:table-cell table:style-name="ce3" office:value-type="string" calcext:value-type="string">
            <text:p>The lab I didn't manage to get running ;-)</text:p>
          </table:table-cell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Not intereste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8">
          <table:table-cell office:value-type="date" office:date-value="2018-07-02T11:07:23.638" calcext:value-type="date">
            <text:p>7/2/2018 11:07: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'm a hardware developer and wont get much of a chance to use the things I learned, but it will definetly help me to understand how our systems boot and what limitations and possibilites exist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The topic of Linux kernel modules was broached but the part of how to leverage this feature didn't come up. I would have appreciatet some more information on this topic, maybe it can even be worked into one of the labs.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formation about flash file systems (UBI, UBIFS) and how to set up a base system.</text:p>
          </table:table-cell>
          <table:table-cell table:number-columns-repeated="2"/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Bootlin chosen by my management</text:p>
          </table:table-cell>
          <table:table-cell office:value-type="string" calcext:value-type="string">
            <text:p>Technology and architecture consulting</text:p>
          </table:table-cell>
          <table:table-cell table:style-name="ce3" office:value-type="string" calcext:value-type="string">
            <text:p>I enjoyed it a lot and appreciated that it covered not only some aspects of setting up a basic Linux system but covered all aspects of booting the system.</text:p>
            <text:p>The labs were a great way to try it out ourselves and took up most of the time, which kept me engaged and focused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3" office:value-type="string" calcext:value-type="string">
            <text:p>Each group took differently long to complete the labs and it was a bit difficult to see who was done. Maybe something to clip onto the screens to show when one is done or needs help can be helpfull.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 appreciated that the lab instructions got less precise and more general over the course.</text:p>
          </table:table-cell>
          <table:table-cell table:number-columns-repeated="9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4:13:06.924160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2T14:13:48.654663775</dc:date>
    <dc:creator>Anja Roubin</dc:creator>
    <meta:editing-duration>PT41S</meta:editing-duration>
    <meta:editing-cycles>1</meta:editing-cycles>
    <meta:document-statistic meta:table-count="1" meta:cell-count="247" meta:object-count="0"/>
  </office:meta>
</office:document-meta>
</file>